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801d8" officeooo:paragraph-rsid="001801d8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801d8" officeooo:paragraph-rsid="00255b8e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b0904" officeooo:paragraph-rsid="001ebae2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6ecba" officeooo:paragraph-rsid="002e6fb2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34c587" officeooo:paragraph-rsid="00330d3f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34c587" officeooo:paragraph-rsid="0034c587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bold" officeooo:rsid="001801d8" officeooo:paragraph-rsid="00255b8e" style:font-weight-asian="bold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bold" officeooo:rsid="001801d8" officeooo:paragraph-rsid="001801d8" style:font-weight-asian="bold" style:font-weight-complex="bold"/>
    </style:style>
    <style:style style:name="P9" style:family="paragraph" style:parent-style-name="Standard">
      <style:paragraph-properties fo:margin-left="0.4925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b0904" officeooo:paragraph-rsid="0021af3f"/>
    </style:style>
    <style:style style:name="P10" style:family="paragraph" style:parent-style-name="Standard">
      <style:paragraph-properties fo:margin-left="0.4925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b0904" officeooo:paragraph-rsid="001b0904"/>
    </style:style>
    <style:style style:name="P11" style:family="paragraph" style:parent-style-name="Standard">
      <style:paragraph-properties fo:margin-left="0.4925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b0904" officeooo:paragraph-rsid="00255b8e"/>
    </style:style>
    <style:style style:name="P12" style:family="paragraph" style:parent-style-name="Standard">
      <style:paragraph-properties fo:margin-left="0.4925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b0904" officeooo:paragraph-rsid="002aa75a"/>
    </style:style>
    <style:style style:name="P13" style:family="paragraph" style:parent-style-name="Standard">
      <style:paragraph-properties fo:margin-left="0.4925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b0904" officeooo:paragraph-rsid="002e6fb2"/>
    </style:style>
    <style:style style:name="P14" style:family="paragraph" style:parent-style-name="Standard">
      <style:paragraph-properties fo:margin-left="0.4925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b0904" officeooo:paragraph-rsid="00330d3f"/>
    </style:style>
    <style:style style:name="P15" style:family="paragraph" style:parent-style-name="Standard">
      <style:paragraph-properties fo:margin-left="0.9846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60bb5" officeooo:paragraph-rsid="00160bb5"/>
    </style:style>
    <style:style style:name="P16" style:family="paragraph" style:parent-style-name="Standard">
      <style:paragraph-properties fo:margin-left="1.9693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b0904" officeooo:paragraph-rsid="001b0904"/>
    </style:style>
    <style:style style:name="P17" style:family="paragraph" style:parent-style-name="Standard">
      <style:paragraph-properties fo:margin-left="1.9693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b0904" officeooo:paragraph-rsid="001ebae2"/>
    </style:style>
    <style:style style:name="P18" style:family="paragraph" style:parent-style-name="Standard">
      <style:paragraph-properties fo:margin-left="1.9693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60bb5" officeooo:paragraph-rsid="00160bb5"/>
    </style:style>
    <style:style style:name="P19" style:family="paragraph" style:parent-style-name="Standard">
      <style:paragraph-properties fo:margin-left="1.9693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60bb5" officeooo:paragraph-rsid="00255b8e"/>
    </style:style>
    <style:style style:name="P20" style:family="paragraph" style:parent-style-name="Standard">
      <style:paragraph-properties fo:margin-left="1.9693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60bb5" officeooo:paragraph-rsid="002aa75a"/>
    </style:style>
    <style:style style:name="P21" style:family="paragraph" style:parent-style-name="Standard">
      <style:paragraph-properties fo:margin-left="1.9693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60bb5" officeooo:paragraph-rsid="002d8ef8"/>
    </style:style>
    <style:style style:name="P22" style:family="paragraph" style:parent-style-name="Standard">
      <style:paragraph-properties fo:margin-left="1.9693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60bb5" officeooo:paragraph-rsid="002e6fb2"/>
    </style:style>
    <style:style style:name="P23" style:family="paragraph" style:parent-style-name="Standard">
      <style:paragraph-properties fo:margin-left="1.9693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60bb5" officeooo:paragraph-rsid="00330d3f"/>
    </style:style>
    <style:style style:name="P24" style:family="paragraph" style:parent-style-name="Standard">
      <style:paragraph-properties fo:margin-left="1.9693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6ecba" officeooo:paragraph-rsid="0016ecba"/>
    </style:style>
    <style:style style:name="P25" style:family="paragraph" style:parent-style-name="Standard">
      <style:paragraph-properties fo:margin-left="1.9693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6ecba" officeooo:paragraph-rsid="00255b8e"/>
    </style:style>
    <style:style style:name="P26" style:family="paragraph" style:parent-style-name="Standard">
      <style:paragraph-properties fo:margin-left="1.9693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6ecba" officeooo:paragraph-rsid="002aa75a"/>
    </style:style>
    <style:style style:name="P27" style:family="paragraph" style:parent-style-name="Standard">
      <style:paragraph-properties fo:margin-left="1.9693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6ecba" officeooo:paragraph-rsid="002e6fb2"/>
    </style:style>
    <style:style style:name="P28" style:family="paragraph" style:parent-style-name="Standard">
      <style:paragraph-properties fo:margin-left="1.9693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6ecba" officeooo:paragraph-rsid="00330d3f"/>
    </style:style>
    <style:style style:name="P29" style:family="paragraph" style:parent-style-name="Standard">
      <style:paragraph-properties fo:margin-left="1.9693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1ebae2" officeooo:paragraph-rsid="001ebae2"/>
    </style:style>
    <style:style style:name="P30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/>
    </style:style>
    <style:style style:name="P31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paragraph-rsid="00185fb8"/>
    </style:style>
    <style:style style:name="P32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paragraph-rsid="001ebae2"/>
    </style:style>
    <style:style style:name="P33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paragraph-rsid="00255b8e"/>
    </style:style>
    <style:style style:name="P34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paragraph-rsid="002aa75a"/>
    </style:style>
    <style:style style:name="P35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paragraph-rsid="002e6fb2"/>
    </style:style>
    <style:style style:name="P36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paragraph-rsid="00330d3f"/>
    </style:style>
    <style:style style:name="P37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rsid="0014967f" officeooo:paragraph-rsid="0014967f"/>
    </style:style>
    <style:style style:name="P38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rsid="0014967f" officeooo:paragraph-rsid="00185fb8"/>
    </style:style>
    <style:style style:name="P39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rsid="0014967f" officeooo:paragraph-rsid="001ebae2"/>
    </style:style>
    <style:style style:name="P40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rsid="0014967f" officeooo:paragraph-rsid="00255b8e"/>
    </style:style>
    <style:style style:name="P41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rsid="0014967f" officeooo:paragraph-rsid="002aa75a"/>
    </style:style>
    <style:style style:name="P42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rsid="0014967f" officeooo:paragraph-rsid="002e6fb2"/>
    </style:style>
    <style:style style:name="P43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rsid="0014967f" officeooo:paragraph-rsid="00330d3f"/>
    </style:style>
    <style:style style:name="P44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rsid="00160bb5" officeooo:paragraph-rsid="00160bb5"/>
    </style:style>
    <style:style style:name="P45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rsid="00160bb5" officeooo:paragraph-rsid="00185fb8"/>
    </style:style>
    <style:style style:name="P46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rsid="00160bb5" officeooo:paragraph-rsid="001ebae2"/>
    </style:style>
    <style:style style:name="P47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rsid="00160bb5" officeooo:paragraph-rsid="00255b8e"/>
    </style:style>
    <style:style style:name="P48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rsid="00160bb5" officeooo:paragraph-rsid="002aa75a"/>
    </style:style>
    <style:style style:name="P49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rsid="00160bb5" officeooo:paragraph-rsid="002e6fb2"/>
    </style:style>
    <style:style style:name="P50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rsid="00160bb5" officeooo:paragraph-rsid="00330d3f"/>
    </style:style>
    <style:style style:name="P51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rsid="00276f40" officeooo:paragraph-rsid="002790fd"/>
    </style:style>
    <style:style style:name="P52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rsid="00276f40" officeooo:paragraph-rsid="002777d8"/>
    </style:style>
    <style:style style:name="P53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rsid="00276f40" officeooo:paragraph-rsid="00276f40"/>
    </style:style>
    <style:style style:name="P54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rsid="00276f40" officeooo:paragraph-rsid="002aa75a"/>
    </style:style>
    <style:style style:name="P55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rsid="00276f40" officeooo:paragraph-rsid="002e6fb2"/>
    </style:style>
    <style:style style:name="P56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505050" style:font-name="OpenSans" fo:font-size="9pt" fo:letter-spacing="normal" fo:font-style="normal" fo:font-weight="normal" officeooo:rsid="00276f40" officeooo:paragraph-rsid="00330d3f"/>
    </style:style>
    <style:style style:name="P57" style:family="paragraph" style:parent-style-name="Standard">
      <style:paragraph-properties fo:margin-left="1.9693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rsid="002d8ef8" officeooo:paragraph-rsid="002d8ef8"/>
    </style:style>
    <style:style style:name="P5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bold" officeooo:rsid="001801d8" officeooo:paragraph-rsid="001801d8" style:font-weight-asian="bold" style:font-weight-complex="bold"/>
    </style:style>
    <style:style style:name="P5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bold" officeooo:rsid="003740f5" officeooo:paragraph-rsid="003740f5" style:font-weight-asian="bold" style:font-weight-complex="bold"/>
    </style:style>
    <style:style style:name="P60" style:family="paragraph" style:parent-style-name="Standard">
      <style:paragraph-properties fo:margin-left="0.4925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bold" officeooo:rsid="003740f5" officeooo:paragraph-rsid="003740f5" style:font-weight-asian="bold" style:font-weight-complex="bold"/>
    </style:style>
    <style:style style:name="T1" style:family="text">
      <style:text-properties officeooo:rsid="0012fde8"/>
    </style:style>
    <style:style style:name="T2" style:family="text">
      <style:text-properties officeooo:rsid="001637a5"/>
    </style:style>
    <style:style style:name="T3" style:family="text">
      <style:text-properties officeooo:rsid="001b0904"/>
    </style:style>
    <style:style style:name="T4" style:family="text">
      <style:text-properties officeooo:rsid="001c798e"/>
    </style:style>
    <style:style style:name="T5" style:family="text">
      <style:text-properties officeooo:rsid="001ccc30"/>
    </style:style>
    <style:style style:name="T6" style:family="text">
      <style:text-properties officeooo:rsid="00212394"/>
    </style:style>
    <style:style style:name="T7" style:family="text">
      <style:text-properties officeooo:rsid="00212928"/>
    </style:style>
    <style:style style:name="T8" style:family="text">
      <style:text-properties officeooo:rsid="0021af3f"/>
    </style:style>
    <style:style style:name="T9" style:family="text">
      <style:text-properties officeooo:rsid="0023c4a0"/>
    </style:style>
    <style:style style:name="T10" style:family="text">
      <style:text-properties officeooo:rsid="0027010d"/>
    </style:style>
    <style:style style:name="T11" style:family="text">
      <style:text-properties officeooo:rsid="002777d8"/>
    </style:style>
    <style:style style:name="T12" style:family="text">
      <style:text-properties officeooo:rsid="002c7b8c"/>
    </style:style>
    <style:style style:name="T13" style:family="text">
      <style:text-properties officeooo:rsid="002d8ef8"/>
    </style:style>
    <style:style style:name="T14" style:family="text">
      <style:text-properties officeooo:rsid="002e6fb2"/>
    </style:style>
    <style:style style:name="T15" style:family="text">
      <style:text-properties officeooo:rsid="002f02a8"/>
    </style:style>
    <style:style style:name="T16" style:family="text">
      <style:text-properties officeooo:rsid="00330d3f"/>
    </style:style>
    <style:style style:name="T17" style:family="text">
      <style:text-properties officeooo:rsid="00333707"/>
    </style:style>
    <style:style style:name="T18" style:family="text">
      <style:text-properties officeooo:rsid="0034a1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Project Name: Blog</text:p>
      <text:p text:style-name="P59">Team: </text:p>
      <text:p text:style-name="P60">Jainam Mehta</text:p>
      <text:p text:style-name="P60">Nandkishor Lamture</text:p>
      <text:p text:style-name="P60">Tirth Shah</text:p>
      <text:p text:style-name="P8"/>
      <text:p text:style-name="P8"><text:span text:style-name="T8">Micro-service</text:span>: User.py</text:p>
      <text:p text:style-name="P1"/>
      <text:p text:style-name="P9"><text:span text:style-name="T8">Functionality</text:span>: <text:span text:style-name="T8">Add a new user</text:span></text:p>
      <text:list xml:id="list3788517343" text:style-name="L1">
        <text:list-item>
          <text:p text:style-name="P30"><text:span text:style-name="T1">Url: </text:span><text:a xlink:type="simple" xlink:href="http://127.0.0.1:5000/User" text:style-name="Internet_20_link" text:visited-style-name="Visited_20_Internet_20_Link">http://127.0.0.1:5000/User</text:a></text:p>
        </text:list-item>
        <text:list-item>
          <text:p text:style-name="P37">Method: POST</text:p>
        </text:list-item>
        <text:list-item>
          <text:p text:style-name="P44"><text:span text:style-name="T3">json</text:span> variables to the service: </text:p>
        </text:list-item>
      </text:list>
      <text:p text:style-name="P18">uid: This variable is for holding the user id.</text:p>
      <text:p text:style-name="P18"><text:span text:style-name="T2">p</text:span>wd: <text:s/>password</text:p>
      <text:p text:style-name="P18">fname: User id first name</text:p>
      <text:p text:style-name="P18">lname: User id last name</text:p>
      <text:p text:style-name="P18"/>
      <text:p text:style-name="P24">All the variables mentioned above are in lower case. </text:p>
      <text:p text:style-name="P15"/>
      <text:p text:style-name="P12"><text:span text:style-name="T8">Functionality</text:span>: <text:span text:style-name="T4">Delete user. This functionality requires the user to login</text:span></text:p>
      <text:list xml:id="list158254793" text:style-name="L2">
        <text:list-item>
          <text:p text:style-name="P31"><text:span text:style-name="T1">Url: </text:span><text:a xlink:type="simple" xlink:href="http://127.0.0.1:5000/User" text:style-name="Internet_20_link" text:visited-style-name="Visited_20_Internet_20_Link">http://127.0.0.1:5000/User</text:a></text:p>
        </text:list-item>
        <text:list-item>
          <text:p text:style-name="P38">Method: DELETE</text:p>
        </text:list-item>
        <text:list-item>
          <text:p text:style-name="P51">Login by entering the user id and password.</text:p>
        </text:list-item>
        <text:list-item>
          <text:p text:style-name="P45">Input variables to the service: </text:p>
        </text:list-item>
      </text:list>
      <text:p text:style-name="P16">uid: User id is retrieved from the login page.</text:p>
      <text:p text:style-name="P16">pwd:password is retrived from the login page. </text:p>
      <text:p text:style-name="P16"/>
      <text:p text:style-name="P16"><text:span text:style-name="T9">Variables are not passed thru</text:span> json. All variables mentioned above are in lower case.</text:p>
      <text:p text:style-name="P10"/>
      <text:p text:style-name="P12"><text:span text:style-name="T8">Functionality</text:span>: <text:span text:style-name="T5">Patch password. This functionality requires the user to login</text:span></text:p>
      <text:list xml:id="list645108610" text:style-name="L3">
        <text:list-item>
          <text:p text:style-name="P32"><text:span text:style-name="T1">Url: </text:span><text:a xlink:type="simple" xlink:href="http://127.0.0.1:5000/User" text:style-name="Internet_20_link" text:visited-style-name="Visited_20_Internet_20_Link">http://127.0.0.1:5000/User</text:a></text:p>
        </text:list-item>
        <text:list-item>
          <text:p text:style-name="P39">Method: PATCH</text:p>
        </text:list-item>
        <text:list-item>
          <text:p text:style-name="P52">Login by entering the user id and password.</text:p>
        </text:list-item>
        <text:list-item>
          <text:p text:style-name="P46">Input variables to the service:</text:p>
        </text:list-item>
      </text:list>
      <text:p text:style-name="P17">uid: User id is retrieved from the login page.</text:p>
      <text:p text:style-name="P17"><text:span text:style-name="T7">p</text:span>wd: <text:span text:style-name="T6">current </text:span>password is <text:span text:style-name="T6">retrieved</text:span> from the login page. </text:p>
      <text:p text:style-name="P29">npwd: new password. This is the only variable passed thru json.</text:p>
      <text:p text:style-name="P17"/>
      <text:p text:style-name="P17">All variables mentioned above are in lower case.</text:p>
      <text:p text:style-name="P3"/>
      <text:p text:style-name="P7"><text:span text:style-name="T8">Micro-service</text:span>: <text:span text:style-name="T10">articleapi</text:span>.py</text:p>
      <text:p text:style-name="P2"/>
      <text:p text:style-name="P11"><text:span text:style-name="T8">Functionality</text:span>: <text:span text:style-name="T8">Add a new article. This functionality requires the user to be login</text:span></text:p>
      <text:list xml:id="list508565682" text:style-name="L4">
        <text:list-item>
          <text:p text:style-name="P33"><text:span text:style-name="T1">Url: </text:span><text:a xlink:type="simple" xlink:href="http://127.0.0.1:5000/Article" text:style-name="Internet_20_link" text:visited-style-name="Visited_20_Internet_20_Link">http://127.0.0.1:5000/Article</text:a></text:p>
        </text:list-item>
        <text:list-item>
          <text:p text:style-name="P40">Method: POST</text:p>
        </text:list-item>
        <text:list-item>
          <text:p text:style-name="P53">Login by entering the user id and password.</text:p>
        </text:list-item>
        <text:list-item>
          <text:p text:style-name="P47"><text:span text:style-name="T3">json</text:span> variables to the service: </text:p>
        </text:list-item>
      </text:list>
      <text:p text:style-name="P19"><text:span text:style-name="T11">title:</text:span> <text:span text:style-name="T11">Provide title of the article</text:span></text:p>
      <text:p text:style-name="P19"><text:span text:style-name="T11">content</text:span>: <text:span text:style-name="T11">provide the content of the blog.</text:span></text:p>
      <text:p text:style-name="P19"/>
      <text:p text:style-name="P25">All the variables mentioned above are in lower case.</text:p>
      <text:p text:style-name="P3"/>
      <text:p text:style-name="P12"><text:span text:style-name="T8">Functionality</text:span>: <text:span text:style-name="T12">Update an existing article.</text:span></text:p>
      <text:list xml:id="list94538712328967" text:continue-numbering="true" text:style-name="L4">
        <text:list-item>
          <text:p text:style-name="P34"><text:span text:style-name="T1">Url: </text:span><text:a xlink:type="simple" xlink:href="http://127.0.0.1:5000/Article" text:style-name="Internet_20_link" text:visited-style-name="Visited_20_Internet_20_Link">http://127.0.0.1:5000/Article</text:a></text:p>
        </text:list-item>
        <text:list-item>
          <text:p text:style-name="P41">Method: POST</text:p>
        </text:list-item>
        <text:list-item>
          <text:p text:style-name="P54">Login by entering the user id and password.</text:p>
        </text:list-item>
        <text:list-item>
          <text:p text:style-name="P48"><text:span text:style-name="T3">json</text:span> variables to the service: </text:p>
        </text:list-item>
      </text:list>
      <text:p text:style-name="P21">artid: <text:span text:style-name="T13">provide the article id which is already in the database. You cannot <text:s/></text:span></text:p>
      <text:p text:style-name="P57"><text:s text:c="9"/>change the article id.</text:p>
      <text:p text:style-name="P20"><text:span text:style-name="T11">title:</text:span> <text:span text:style-name="T11">Provide the updated title of the article</text:span></text:p>
      <text:p text:style-name="P20"><text:span text:style-name="T11">content</text:span>: <text:span text:style-name="T11">provide the updated content of the blog.</text:span></text:p>
      <text:p text:style-name="P20"/>
      <text:p text:style-name="P26">All the variables mentioned above are in lower case.</text:p>
      <text:p text:style-name="P26"><text:soft-page-break/></text:p>
      <text:p text:style-name="P13"><text:span text:style-name="T14">Functionality</text:span>: <text:span text:style-name="T15">Delete an existing article.</text:span></text:p>
      <text:list xml:id="list94537550897353" text:continue-numbering="true" text:style-name="L4">
        <text:list-item>
          <text:p text:style-name="P35"><text:span text:style-name="T1">Url: </text:span><text:a xlink:type="simple" xlink:href="http://127.0.0.1:5000/Article" text:style-name="Internet_20_link" text:visited-style-name="Visited_20_Internet_20_Link">http://127.0.0.1:5000/Article</text:a></text:p>
        </text:list-item>
        <text:list-item>
          <text:p text:style-name="P42">Method: DELETE</text:p>
        </text:list-item>
        <text:list-item>
          <text:p text:style-name="P55">Login by entering the user id and password.</text:p>
        </text:list-item>
        <text:list-item>
          <text:p text:style-name="P49"><text:span text:style-name="T3">json</text:span> variables to the service: </text:p>
        </text:list-item>
      </text:list>
      <text:p text:style-name="P22">artid: <text:span text:style-name="T13">provide the article id.</text:span></text:p>
      <text:p text:style-name="P22"/>
      <text:p text:style-name="P27">All the variables mentioned above are in lower case.</text:p>
      <text:p text:style-name="P27"/>
      <text:p text:style-name="P4"/>
      <text:p text:style-name="P14"><text:span text:style-name="T14">Functionality</text:span>: <text:span text:style-name="T16">Get “n” existing article.</text:span></text:p>
      <text:list xml:id="list94538811921754" text:continue-numbering="true" text:style-name="L4">
        <text:list-item>
          <text:p text:style-name="P36"><text:span text:style-name="T1">Url: </text:span><text:a xlink:type="simple" xlink:href="http://127.0.0.1:5000/Article" text:style-name="Internet_20_link" text:visited-style-name="Visited_20_Internet_20_Link">http://127.0.0.1:5000/Article</text:a></text:p>
        </text:list-item>
        <text:list-item>
          <text:p text:style-name="P43">Method: GET</text:p>
        </text:list-item>
        <text:list-item>
          <text:p text:style-name="P56"><text:span text:style-name="T17">You do not required to l</text:span>ogin <text:span text:style-name="T17">to view the articles</text:span>.</text:p>
        </text:list-item>
        <text:list-item>
          <text:p text:style-name="P50"><text:span text:style-name="T3">json</text:span> variables to the service: </text:p>
        </text:list-item>
      </text:list>
      <text:p text:style-name="P23"><text:span text:style-name="T18">n</text:span>: <text:span text:style-name="T13">provide the number to list that many articles.</text:span></text:p>
      <text:p text:style-name="P23"/>
      <text:p text:style-name="P28">All the variables mentioned above are in lower case.</text:p>
      <text:p text:style-name="P28"/>
      <text:p text:style-name="P28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7:34:56.047501835</meta:creation-date>
    <meta:generator>LibreOffice/6.0.7.3$Linux_X86_64 LibreOffice_project/00m0$Build-3</meta:generator>
    <dc:date>2019-03-12T09:45:37.011763417</dc:date>
    <meta:editing-duration>PT1H16M33S</meta:editing-duration>
    <meta:editing-cycles>39</meta:editing-cycles>
    <meta:document-statistic meta:table-count="0" meta:image-count="0" meta:object-count="0" meta:page-count="2" meta:paragraph-count="65" meta:word-count="400" meta:character-count="2442" meta:non-whitespace-character-count="2112"/>
  </office:meta>
</office:document-meta>
</file>